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/>
    </style:style>
    <style:style style:name="P2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/>
    </style:style>
    <style:style style:name="P3" style:family="paragraph" style:parent-style-name="Text_20_body" style:list-style-name="L2">
      <style:paragraph-properties fo:margin-top="0cm" fo:margin-bottom="0.423cm" style:contextual-spacing="false" fo:orphans="2" fo:widows="2"/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1">
      <style:paragraph-properties fo:margin-top="0cm" fo:margin-bottom="0.423cm" style:contextual-spacing="false" fo:orphans="2" fo:widows="2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f2328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f2328" loext:opacity="100%" style:text-line-through-style="none" style:text-line-through-type="none" style:font-name="apple-system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officeooo:rsid="001c3db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:</text:p>
      <text:list xml:id="list1914214019" text:style-name="L1">
        <text:list-item>
          <text:p text:style-name="P2">Buscarem 1 empresa que tingui pàgina web i pensarem 3 paraules clau que serien interessants indexar als cercadors.</text:p>
        </text:list-item>
      </text:list>
      <text:p text:style-name="P4"><text:tab/><text:span text:style-name="T7">Ordinador, usb, Carregador.</text:span></text:p>
      <text:p text:style-name="P4"/>
      <text:list xml:id="list105411345212851" text:continue-numbering="true" text:style-name="L1">
        <text:list-item>
          <text:p text:style-name="P2">Utilitzarem l'eina anterior per cercar 10 paraules clau alternatives.</text:p>
        </text:list-item>
      </text:list>
      <text:p text:style-name="P4"><text:tab/><text:span text:style-name="T7">Ordenadores, usb c charger, usb driver, micro usb, usb a to b, cargador de <text:tab/>iphone, cargador inhalambrico, </text:span></text:p>
      <text:p text:style-name="P4"><text:tab/></text:p>
      <text:list xml:id="list105411230955084" text:continue-numbering="true" text:style-name="L1">
        <text:list-item>
          <text:p text:style-name="P5"><text:span text:style-name="T3">Utilitzarem una altra eina anomenada </text:span><text:a xlink:type="simple" xlink:href="https://www.semrush.com/analytics/organic/overview?db=us" text:style-name="Internet_20_link" text:visited-style-name="Visited_20_Internet_20_Link"><text:span text:style-name="T6">semrush.com</text:span></text:a><text:span text:style-name="T3">, amb aquesta eina:</text:span></text:p>
        </text:list-item>
      </text:list>
      <text:list xml:id="list3873072914" text:style-name="L2">
        <text:list-item>
          <text:p text:style-name="P3">Cercarem un domini (la pàgina web de l'empresa).</text:p>
        </text:list-item>
        <text:list-item>
          <text:p text:style-name="P3">Buscarem quantes paraules clau té registrades.</text:p>
        </text:list-item>
        <text:list-item>
          <text:p text:style-name="P3">Buscarem quines són les paraules clau que té millor indexades.</text:p>
        </text:list-item>
        <text:list-item>
          <text:p text:style-name="P3">Buscarem el tràfic diari que rep la pàgina (visitants).</text:p>
        </text:list-item>
        <text:list-item>
          <text:p text:style-name="P3">Busquem quants dominis tenen link a la web escollida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24:20.980856518</meta:creation-date>
    <dc:date>2023-09-19T10:54:10.557662329</dc:date>
    <meta:editing-duration>PT19M39S</meta:editing-duration>
    <meta:editing-cycles>1</meta:editing-cycles>
    <meta:document-statistic meta:table-count="0" meta:image-count="0" meta:object-count="0" meta:page-count="1" meta:paragraph-count="12" meta:word-count="107" meta:character-count="672" meta:non-whitespace-character-count="579"/>
    <meta:generator>LibreOffice/7.3.7.2$Linux_X86_64 LibreOffice_project/30$Build-2</meta:generator>
  </office:meta>
</office:document-meta>
</file>